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Maze" style:family="table">
      <style:table-properties style:width="7.652cm" style:rel-width="45%" table:align="center"/>
    </style:style>
    <style:style style:name="Maze.A" style:family="table-column">
      <style:table-column-properties style:column-width="0.69cm" style:rel-column-width="391*"/>
    </style:style>
    <style:style style:name="Maze.C" style:family="table-column">
      <style:table-column-properties style:column-width="0.699cm" style:rel-column-width="396*"/>
    </style:style>
    <style:style style:name="Maze.D" style:family="table-column">
      <style:table-column-properties style:column-width="0.695cm" style:rel-column-width="394*"/>
    </style:style>
    <style:style style:name="Maze.F" style:family="table-column">
      <style:table-column-properties style:column-width="0.702cm" style:rel-column-width="398*"/>
    </style:style>
    <style:style style:name="Maze.I" style:family="table-column">
      <style:table-column-properties style:column-width="0.697cm" style:rel-column-width="395*"/>
    </style:style>
    <style:style style:name="Maze.A1" style:family="table-cell" style:data-style-name="N0">
      <style:table-cell-properties fo:padding="0.097cm" fo:border="none"/>
    </style:style>
    <style:style style:name="Maze.B2" style:family="table-cell">
      <style:table-cell-properties fo:padding="0.097cm" fo:border-left="0.002cm solid #000000" fo:border-right="none" fo:border-top="0.002cm solid #000000" fo:border-bottom="0.002cm solid #000000"/>
    </style:style>
    <style:style style:name="Maze.K2" style:family="table-cell">
      <style:table-cell-properties fo:padding="0.097cm" fo:border="0.002cm solid #000000"/>
    </style:style>
    <style:style style:name="Maze.B3" style:family="table-cell">
      <style:table-cell-properties fo:padding="0.097cm" fo:border-left="0.002cm solid #000000" fo:border-right="none" fo:border-top="none" fo:border-bottom="0.002cm solid #000000"/>
    </style:style>
    <style:style style:name="Maze.K3" style:family="table-cell">
      <style:table-cell-properties fo:padding="0.097cm" fo:border-left="0.002cm solid #000000" fo:border-right="0.002cm solid #000000" fo:border-top="none" fo:border-bottom="0.002cm solid #000000"/>
    </style:style>
    <style:style style:name="Maze.D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7.652cm" style:rel-width="45%" table:align="center"/>
    </style:style>
    <style:style style:name="Table1.A" style:family="table-column">
      <style:table-column-properties style:column-width="0.69cm" style:rel-column-width="391*"/>
    </style:style>
    <style:style style:name="Table1.C" style:family="table-column">
      <style:table-column-properties style:column-width="0.699cm" style:rel-column-width="396*"/>
    </style:style>
    <style:style style:name="Table1.D" style:family="table-column">
      <style:table-column-properties style:column-width="0.695cm" style:rel-column-width="394*"/>
    </style:style>
    <style:style style:name="Table1.F" style:family="table-column">
      <style:table-column-properties style:column-width="0.702cm" style:rel-column-width="398*"/>
    </style:style>
    <style:style style:name="Table1.I" style:family="table-column">
      <style:table-column-properties style:column-width="0.697cm" style:rel-column-width="395*"/>
    </style:style>
    <style:style style:name="Table1.A1" style:family="table-cell" style:data-style-name="N0">
      <style:table-cell-properties fo:padding="0.097cm" fo:border="none"/>
    </style:style>
    <style:style style:name="Table1.B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K2" style:family="table-cell">
      <style:table-cell-properties fo:padding="0.097cm" fo:border="0.002cm solid #000000"/>
    </style:style>
    <style:style style:name="Table1.B3" style:family="table-cell">
      <style:table-cell-properties fo:padding="0.097cm" fo:border-left="0.002cm solid #000000" fo:border-right="none" fo:border-top="none" fo:border-bottom="0.002cm solid #000000"/>
    </style:style>
    <style:style style:name="Table1.K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D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gr1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aze" table:style-name="Maze">
        <table:table-column table:style-name="Maze.A" table:number-columns-repeated="2"/>
        <table:table-column table:style-name="Maze.C"/>
        <table:table-column table:style-name="Maze.D" table:number-columns-repeated="2"/>
        <table:table-column table:style-name="Maze.F"/>
        <table:table-column table:style-name="Maze.A"/>
        <table:table-column table:style-name="Maze.C"/>
        <table:table-column table:style-name="Maze.I"/>
        <table:table-column table:style-name="Maze.D"/>
        <table:table-column table:style-name="Maze.F"/>
        <table:table-row>
          <table:table-cell table:style-name="Maze.A1">
            <text:p text:style-name="Table_20_Contents"/>
          </table:table-cell>
          <table:table-cell table:style-name="Maze.A1" office:value-type="float" office:value="1">
            <text:p text:style-name="Table_20_Contents">1</text:p>
          </table:table-cell>
          <table:table-cell table:style-name="Maze.A1" office:value-type="float" office:value="2">
            <text:p text:style-name="Table_20_Contents">2</text:p>
          </table:table-cell>
          <table:table-cell table:style-name="Maze.A1" office:value-type="float" office:value="3">
            <text:p text:style-name="Table_20_Contents">3</text:p>
          </table:table-cell>
          <table:table-cell table:style-name="Maze.A1" office:value-type="float" office:value="4">
            <text:p text:style-name="Table_20_Contents">4</text:p>
          </table:table-cell>
          <table:table-cell table:style-name="Maze.A1" office:value-type="float" office:value="5">
            <text:p text:style-name="Table_20_Contents">5</text:p>
          </table:table-cell>
          <table:table-cell table:style-name="Maze.A1" office:value-type="float" office:value="6">
            <text:p text:style-name="Table_20_Contents">6</text:p>
          </table:table-cell>
          <table:table-cell table:style-name="Maze.A1" office:value-type="float" office:value="7">
            <text:p text:style-name="Table_20_Contents">7</text:p>
          </table:table-cell>
          <table:table-cell table:style-name="Maze.A1" office:value-type="float" office:value="8">
            <text:p text:style-name="Table_20_Contents">8</text:p>
          </table:table-cell>
          <table:table-cell table:style-name="Maze.A1" office:value-type="float" office:value="9">
            <text:p text:style-name="Table_20_Contents">9</text:p>
          </table:table-cell>
          <table:table-cell table:style-name="Maze.A1" office:value-type="float" office:value="10">
            <text:p text:style-name="Table_20_Contents">10</text:p>
          </table:table-cell>
        </table:table-row>
        <table:table-row>
          <table:table-cell table:style-name="Maze.A1" office:value-type="float" office:value="1">
            <text:p text:style-name="Table_20_Contents">1</text:p>
          </table:table-cell>
          <table:table-cell table:style-name="Maze.B2" office:value-type="string">
            <text:p text:style-name="Table_20_Contents"/>
          </table:table-cell>
          <table:table-cell table:style-name="Maze.B2" office:value-type="string">
            <text:p text:style-name="Table_20_Contents"/>
          </table:table-cell>
          <table:table-cell table:style-name="Maze.B2" office:value-type="string">
            <text:p text:style-name="Table_20_Contents"/>
          </table:table-cell>
          <table:table-cell table:style-name="Maze.B2" office:value-type="string">
            <text:p text:style-name="Table_20_Contents"/>
          </table:table-cell>
          <table:table-cell table:style-name="Maze.B2" office:value-type="string">
            <text:p text:style-name="Table_20_Contents"/>
          </table:table-cell>
          <table:table-cell table:style-name="Maze.B2" office:value-type="string">
            <text:p text:style-name="Table_20_Contents"/>
          </table:table-cell>
          <table:table-cell table:style-name="Maze.B2" office:value-type="string">
            <text:p text:style-name="Table_20_Contents"/>
          </table:table-cell>
          <table:table-cell table:style-name="Maze.B2" office:value-type="string">
            <text:p text:style-name="Table_20_Contents"/>
          </table:table-cell>
          <table:table-cell table:style-name="Maze.B2" office:value-type="string">
            <text:p text:style-name="Table_20_Contents"/>
          </table:table-cell>
          <table:table-cell table:style-name="Maze.K2" office:value-type="string">
            <text:p text:style-name="Table_20_Contents"/>
          </table:table-cell>
        </table:table-row>
        <table:table-row>
          <table:table-cell table:style-name="Maze.A1" office:value-type="float" office:value="2">
            <text:p text:style-name="Table_20_Contents"><draw:rect text:anchor-type="paragraph" draw:z-index="0" draw:style-name="gr1" draw:text-style-name="P2" svg:width="0.715cm" svg:height="0.678cm" svg:x="5.498cm" svg:y="-0.085cm"><text:p/></draw:rect>2</text:p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K3" office:value-type="string">
            <text:p text:style-name="Table_20_Contents"/>
          </table:table-cell>
        </table:table-row>
        <table:table-row>
          <table:table-cell table:style-name="Maze.A1" office:value-type="float" office:value="3">
            <text:p text:style-name="Table_20_Contents"><draw:rect text:anchor-type="paragraph" draw:z-index="1" draw:style-name="gr1" draw:text-style-name="P2" svg:width="0.75cm" svg:height="4.127cm" svg:x="5.431cm" svg:y="0.582cm"><text:p/></draw:rect>3</text:p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K3" office:value-type="string">
            <text:p text:style-name="Table_20_Contents"/>
          </table:table-cell>
        </table:table-row>
        <table:table-row>
          <table:table-cell table:style-name="Maze.A1" office:value-type="float" office:value="4">
            <text:p text:style-name="Table_20_Contents"><draw:rect text:anchor-type="paragraph" draw:z-index="2" draw:style-name="gr1" draw:text-style-name="P2" svg:width="0.715cm" svg:height="3.447cm" svg:x="1.258cm" svg:y="-0.083cm"><text:p/></draw:rect>4</text:p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>a</text:p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K3" office:value-type="string">
            <text:p text:style-name="Table_20_Contents"/>
          </table:table-cell>
        </table:table-row>
        <table:table-row>
          <table:table-cell table:style-name="Maze.A1" office:value-type="float" office:value="5">
            <text:p text:style-name="Table_20_Contents"><draw:rect text:anchor-type="paragraph" draw:z-index="3" draw:style-name="gr1" draw:text-style-name="P2" svg:width="0.701cm" svg:height="4.793cm" svg:x="4.078cm" svg:y="-2.11cm"><text:p/></draw:rect><draw:rect text:anchor-type="paragraph" draw:z-index="4" draw:style-name="gr1" draw:text-style-name="P2" svg:width="0.805cm" svg:height="1.405cm" svg:x="6.814cm" svg:y="0.58cm"><text:p/></draw:rect>5</text:p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K3" office:value-type="string">
            <text:p text:style-name="Table_20_Contents"/>
          </table:table-cell>
        </table:table-row>
        <table:table-row>
          <table:table-cell table:style-name="Maze.A1" office:value-type="float" office:value="6">
            <text:p text:style-name="Table_20_Contents"><draw:rect text:anchor-type="paragraph" draw:z-index="5" draw:style-name="gr1" draw:text-style-name="P2" svg:width="3.507cm" svg:height="0.761cm" svg:x="1.272cm" svg:y="-3.552cm"><text:p/></draw:rect><draw:rect text:anchor-type="paragraph" draw:z-index="6" draw:style-name="gr1" draw:text-style-name="P2" svg:width="0.798cm" svg:height="0.678cm" svg:x="6.812cm" svg:y="-1.466cm"><text:p/></draw:rect>6</text:p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K3" office:value-type="string">
            <text:p text:style-name="Table_20_Contents"/>
          </table:table-cell>
        </table:table-row>
        <table:table-row>
          <table:table-cell table:style-name="Maze.A1" office:value-type="float" office:value="7">
            <text:p text:style-name="Table_20_Contents">7</text:p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D4">
            <text:p text:style-name="Table_20_Contents"><draw:rect text:anchor-type="paragraph" draw:z-index="7" draw:style-name="gr1" draw:text-style-name="P2" svg:width="0.851cm" svg:height="0.678cm" svg:x="-0.127cm" svg:y="-0.803cm"><text:p/></draw:rect></text:p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>b</text:p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K3" office:value-type="string">
            <text:p text:style-name="Table_20_Contents"/>
          </table:table-cell>
        </table:table-row>
        <table:table-row>
          <table:table-cell table:style-name="Maze.A1" office:value-type="float" office:value="8">
            <text:p text:style-name="Table_20_Contents">8</text:p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K3" office:value-type="string">
            <text:p text:style-name="Table_20_Contents"/>
          </table:table-cell>
        </table:table-row>
        <table:table-row>
          <table:table-cell table:style-name="Maze.A1" office:value-type="float" office:value="9">
            <text:p text:style-name="Table_20_Contents">9</text:p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D4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K3" office:value-type="string">
            <text:p text:style-name="Table_20_Contents"/>
          </table:table-cell>
        </table:table-row>
        <table:table-row>
          <table:table-cell table:style-name="Maze.A1" office:value-type="float" office:value="10">
            <text:p text:style-name="Table_20_Contents"><draw:rect text:anchor-type="paragraph" draw:z-index="8" draw:style-name="gr1" draw:text-style-name="P2" svg:width="0.696cm" svg:height="0.757cm" svg:x="0.563cm" svg:y="-0.803cm"><text:p/></draw:rect><draw:rect text:anchor-type="paragraph" draw:z-index="9" draw:style-name="gr1" draw:text-style-name="P2" svg:width="2.754cm" svg:height="0.678cm" svg:x="3.41cm" svg:y="-0.071cm"><text:p/></draw:rect>10</text:p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B3" office:value-type="string">
            <text:p text:style-name="Table_20_Contents"/>
          </table:table-cell>
          <table:table-cell table:style-name="Maze.K3" office:value-type="string">
            <text:p text:style-name="Table_20_Contents"/>
          </table:table-cell>
        </table:table-row>
      </table:table>
      <text:p text:style-name="P1"/>
      <text:p text:style-name="P1">Find the shortest route from a to b</text:p>
      <text:p text:style-name="P1"/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 table:number-columns-repeated="2"/>
        <table:table-column table:style-name="Table1.F"/>
        <table:table-column table:style-name="Table1.A"/>
        <table:table-column table:style-name="Table1.C"/>
        <table:table-column table:style-name="Table1.I"/>
        <table:table-column table:style-name="Table1.D"/>
        <table:table-column table:style-name="Table1.F"/>
        <table:table-row>
          <table:table-cell table:style-name="Table1.A1">
            <text:p text:style-name="Table_20_Contents"/>
          </table:table-cell>
          <table:table-cell table:style-name="Table1.A1" office:value-type="float" office:value="1">
            <text:p text:style-name="Table_20_Contents">1</text:p>
          </table:table-cell>
          <table:table-cell table:style-name="Table1.A1" office:value-type="float" office:value="2">
            <text:p text:style-name="Table_20_Contents">2</text:p>
          </table:table-cell>
          <table:table-cell table:style-name="Table1.A1" office:value-type="float" office:value="3">
            <text:p text:style-name="Table_20_Contents">3</text:p>
          </table:table-cell>
          <table:table-cell table:style-name="Table1.A1" office:value-type="float" office:value="4">
            <text:p text:style-name="Table_20_Contents">4</text:p>
          </table:table-cell>
          <table:table-cell table:style-name="Table1.A1" office:value-type="float" office:value="5">
            <text:p text:style-name="Table_20_Contents">5</text:p>
          </table:table-cell>
          <table:table-cell table:style-name="Table1.A1" office:value-type="float" office:value="6">
            <text:p text:style-name="Table_20_Contents">6</text:p>
          </table:table-cell>
          <table:table-cell table:style-name="Table1.A1" office:value-type="float" office:value="7">
            <text:p text:style-name="Table_20_Contents">7</text:p>
          </table:table-cell>
          <table:table-cell table:style-name="Table1.A1" office:value-type="float" office:value="8">
            <text:p text:style-name="Table_20_Contents">8</text:p>
          </table:table-cell>
          <table:table-cell table:style-name="Table1.A1" office:value-type="float" office:value="9">
            <text:p text:style-name="Table_20_Contents">9</text:p>
          </table:table-cell>
          <table:table-cell table:style-name="Table1.A1" office:value-type="float" office:value="10">
            <text:p text:style-name="Table_20_Contents">10</text:p>
          </table:table-cell>
        </table:table-row>
        <table:table-row>
          <table:table-cell table:style-name="Table1.A1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1" office:value-type="float" office:value="2">
            <text:p text:style-name="Table_20_Contents"><draw:rect text:anchor-type="paragraph" draw:z-index="10" draw:style-name="gr1" draw:text-style-name="P2" svg:width="0.715cm" svg:height="0.678cm" svg:x="5.498cm" svg:y="-0.085cm"><text:p/></draw:rect>2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1" office:value-type="float" office:value="3">
            <text:p text:style-name="Table_20_Contents"><draw:rect text:anchor-type="paragraph" draw:z-index="11" draw:style-name="gr1" draw:text-style-name="P2" svg:width="0.75cm" svg:height="4.127cm" svg:x="5.431cm" svg:y="0.582cm"><text:p/></draw:rect>3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D4" office:value-type="float" office:value="1">
            <text:p text:style-name="Table_20_Contents">1</text:p>
          </table:table-cell>
          <table:table-cell table:style-name="Table1.D4" office:value-type="float" office:value="2">
            <text:p text:style-name="Table_20_Contents">2</text:p>
          </table:table-cell>
          <table:table-cell table:style-name="Table1.D4" office:value-type="float" office:value="3">
            <text:p text:style-name="Table_20_Contents">3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1" office:value-type="float" office:value="4">
            <text:p text:style-name="Table_20_Contents"><draw:rect text:anchor-type="paragraph" draw:z-index="12" draw:style-name="gr1" draw:text-style-name="P2" svg:width="0.715cm" svg:height="3.447cm" svg:x="1.258cm" svg:y="-0.083cm"><text:p/></draw:rect>4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>a</text:p>
          </table:table-cell>
          <table:table-cell table:style-name="Table1.D4" office:value-type="float" office:value="1">
            <text:p text:style-name="Table_20_Contents">1</text:p>
          </table:table-cell>
          <table:table-cell table:style-name="Table1.D4" office:value-type="float" office:value="2">
            <text:p text:style-name="Table_20_Contents">2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1" office:value-type="float" office:value="5">
            <text:p text:style-name="Table_20_Contents"><draw:rect text:anchor-type="paragraph" draw:z-index="13" draw:style-name="gr1" draw:text-style-name="P2" svg:width="0.701cm" svg:height="4.793cm" svg:x="4.078cm" svg:y="-2.11cm"><text:p/></draw:rect><draw:rect text:anchor-type="paragraph" draw:z-index="14" draw:style-name="gr1" draw:text-style-name="P2" svg:width="0.805cm" svg:height="1.405cm" svg:x="6.814cm" svg:y="0.58cm"><text:p/></draw:rect><draw:rect text:anchor-type="paragraph" draw:z-index="17" draw:style-name="gr1" draw:text-style-name="P2" svg:width="0.851cm" svg:height="0.775cm" svg:x="1.847cm" svg:y="0.563cm"><text:p/></draw:rect>5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D4" office:value-type="float" office:value="1">
            <text:p text:style-name="Table_20_Contents">1</text:p>
          </table:table-cell>
          <table:table-cell table:style-name="Table1.D4" office:value-type="float" office:value="2">
            <text:p text:style-name="Table_20_Contents">2</text:p>
          </table:table-cell>
          <table:table-cell table:style-name="Table1.D4" office:value-type="float" office:value="3">
            <text:p text:style-name="Table_20_Contents">3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1" office:value-type="float" office:value="6">
            <text:p text:style-name="Table_20_Contents"><draw:rect text:anchor-type="paragraph" draw:z-index="15" draw:style-name="gr1" draw:text-style-name="P2" svg:width="3.507cm" svg:height="0.761cm" svg:x="1.272cm" svg:y="-3.552cm"><text:p/></draw:rect><draw:rect text:anchor-type="paragraph" draw:z-index="16" draw:style-name="gr1" draw:text-style-name="P2" svg:width="0.798cm" svg:height="0.678cm" svg:x="6.812cm" svg:y="-1.466cm"><text:p/></draw:rect>6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D4" office:value-type="float" office:value="3">
            <text:p text:style-name="Table_20_Contents">3</text:p>
          </table:table-cell>
          <table:table-cell table:style-name="Table1.D4" office:value-type="float" office:value="4">
            <text:p text:style-name="Table_20_Contents">4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1" office:value-type="float" office:value="7">
            <text:p text:style-name="Table_20_Contents">7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D4" office:value-type="float" office:value="5">
            <text:p text:style-name="Table_20_Contents">5</text:p>
          </table:table-cell>
          <table:table-cell table:style-name="Table1.D4" office:value-type="float" office:value="4">
            <text:p text:style-name="Table_20_Contents">4</text:p>
          </table:table-cell>
          <table:table-cell table:style-name="Table1.D4" office:value-type="float" office:value="5">
            <text:p text:style-name="Table_20_Contents">5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>b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1" office:value-type="float" office:value="8">
            <text:p text:style-name="Table_20_Contents">8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D4" office:value-type="float" office:value="6">
            <text:p text:style-name="Table_20_Contents">6</text:p>
          </table:table-cell>
          <table:table-cell table:style-name="Table1.D4" office:value-type="float" office:value="5">
            <text:p text:style-name="Table_20_Contents">5</text:p>
          </table:table-cell>
          <table:table-cell table:style-name="Table1.D4" office:value-type="float" office:value="6">
            <text:p text:style-name="Table_20_Contents">6</text:p>
          </table:table-cell>
          <table:table-cell table:style-name="Table1.B3" office:value-type="string">
            <text:p text:style-name="Table_20_Contents"/>
          </table:table-cell>
          <table:table-cell table:style-name="Table1.D4" office:value-type="float" office:value="10">
            <text:p text:style-name="Table_20_Contents">10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1" office:value-type="float" office:value="9">
            <text:p text:style-name="Table_20_Contents">9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D4" office:value-type="float" office:value="6">
            <text:p text:style-name="Table_20_Contents">6</text:p>
          </table:table-cell>
          <table:table-cell table:style-name="Table1.D4" office:value-type="float" office:value="7">
            <text:p text:style-name="Table_20_Contents">7</text:p>
          </table:table-cell>
          <table:table-cell table:style-name="Table1.D4" office:value-type="float" office:value="8">
            <text:p text:style-name="Table_20_Contents">8</text:p>
          </table:table-cell>
          <table:table-cell table:style-name="Table1.D4" office:value-type="float" office:value="9">
            <text:p text:style-name="Table_20_Contents">9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  <table:table-row>
          <table:table-cell table:style-name="Table1.A1" office:value-type="float" office:value="10">
            <text:p text:style-name="Table_20_Contents"><draw:rect text:anchor-type="paragraph" draw:z-index="18" draw:style-name="gr1" draw:text-style-name="P2" svg:width="0.696cm" svg:height="0.757cm" svg:x="0.563cm" svg:y="-0.803cm"><text:p/></draw:rect><draw:rect text:anchor-type="paragraph" draw:z-index="19" draw:style-name="gr1" draw:text-style-name="P2" svg:width="2.754cm" svg:height="0.678cm" svg:x="3.41cm" svg:y="-0.071cm"><text:p/></draw:rect>10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</table:table-row>
      </table:table>
      <text:p text:style-name="P1"/>
      <text:p text:style-name="P1">Distance labe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vanan Vijayakumaran</meta:initial-creator>
    <meta:creation-date>2010-08-17T12:45:10</meta:creation-date>
    <dc:date>2010-08-17T17:24:13</dc:date>
    <dc:creator>Saravanan Vijayakumaran</dc:creator>
    <meta:editing-duration>PT00H48M27S</meta:editing-duration>
    <meta:editing-cycles>12</meta:editing-cycles>
    <meta:generator>OpenOffice.org/3.2$Linux OpenOffice.org_project/320m12$Build-9483</meta:generator>
    <meta:document-statistic meta:table-count="2" meta:image-count="0" meta:object-count="0" meta:page-count="1" meta:paragraph-count="67" meta:word-count="75" meta:character-count="122"/>
  </office:meta>
</office:document-meta>
</file>